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Apuesta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/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4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70" calcext:value-type="float">
            <text:p>70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5" calcext:value-type="float">
            <text:p>25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70" calcext:value-type="float">
            <text:p>70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2">
          <table:table-cell table:style-name="ce7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6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/>
          <table:table-cell table:style-name="ce33" table:number-columns-repeated="1004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s vidas de Sing S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low, un mundo que salvar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a semilla de la higuera sagrad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B13]" office:value-type="string" office:string-value="Aún estoy aquí" calcext:value-type="string">
            <text:p>Aún estoy aquí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Inside Out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emorias de un caracol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 Brutalist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ari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osferatu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/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etter Ma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l reino del planeta de los simio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H21]" office:value-type="string" office:string-value="The Brutalist" calcext:value-type="string">
            <text:p>The Brutalist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/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Cónclav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Gladiator II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sferatu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icked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/>
          <table:table-cell table:style-name="ce33" table:number-columns-repeated="1004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Other Lan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Porcelain Wa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Soundtrack to a Coup d’Eta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/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Anuja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'm not a robo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Last Ranger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75"/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n the Shadow of Cypres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agic Cand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ander to Wonde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Yuck!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/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 Am Ready, Warde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cide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struments of a Beating Hear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 only girl in the orchestra</text:p>
          </table:table-cell>
          <table:covered-table-cell table:style-name="ce86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/>
          <table:table-cell table:style-name="ce33" table:number-columns-repeated="1004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2-28T23:47:16.294000000</dc:date>
    <meta:editing-duration>PT13H25M11S</meta:editing-duration>
    <meta:editing-cycles>94</meta:editing-cycles>
    <meta:generator>LibreOffice/7.5.4.2$Windows_X86_64 LibreOffice_project/36ccfdc35048b057fd9854c757a8b67ec53977b6</meta:generator>
    <meta:document-statistic meta:table-count="1" meta:cell-count="352" meta:object-count="0"/>
  </office:meta>
</office:document-meta>
</file>